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3pt" fo:font-weight="bold" officeooo:rsid="00014dd9" officeooo:paragraph-rsid="00014dd9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50%"/>
      <style:text-properties style:font-name="Times New Roman" fo:font-size="13pt" officeooo:rsid="00014dd9" officeooo:paragraph-rsid="00014dd9" style:font-size-asian="13pt" style:font-size-complex="13pt"/>
    </style:style>
    <style:style style:name="P3" style:family="paragraph" style:parent-style-name="Standard" style:list-style-name="L1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size="13pt" officeooo:rsid="00014dd9" officeooo:paragraph-rsid="00014dd9" style:font-size-asian="13pt" style:font-size-complex="13pt"/>
    </style:style>
    <style:style style:name="P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size="13pt" officeooo:rsid="00014dd9" officeooo:paragraph-rsid="00014dd9" style:font-size-asian="13pt" style:font-size-complex="13pt"/>
    </style:style>
    <style:style style:name="P5" style:family="paragraph" style:parent-style-name="Standard" style:list-style-name="L2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14dd9" officeooo:paragraph-rsid="00014dd9" style:font-size-asian="13pt" style:font-size-complex="13pt"/>
    </style:style>
    <style:style style:name="P6" style:family="paragraph" style:parent-style-name="Standard" style:list-style-name="L2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17e48" officeooo:paragraph-rsid="00017e48" style:font-size-asian="13pt" style:font-size-complex="13pt"/>
    </style:style>
    <style:style style:name="P7" style:family="paragraph" style:parent-style-name="Standard" style:list-style-name="L2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22703" officeooo:paragraph-rsid="00022703" style:font-size-asian="13pt" style:font-size-complex="13pt"/>
    </style:style>
    <style:style style:name="P8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size="13pt" officeooo:rsid="00022703" officeooo:paragraph-rsid="00022703" style:font-size-asian="13pt" style:font-size-complex="13pt"/>
    </style:style>
    <style:style style:name="P9" style:family="paragraph" style:parent-style-name="Standard" style:list-style-name="L2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5941c" officeooo:paragraph-rsid="0005941c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size="13pt" officeooo:rsid="000715dd" officeooo:paragraph-rsid="000715dd" style:font-size-asian="13pt" style:font-size-complex="13pt"/>
    </style:style>
    <style:style style:name="P11" style:family="paragraph" style:parent-style-name="Standard" style:list-style-name="L3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715dd" officeooo:paragraph-rsid="000715dd" style:font-size-asian="13pt" style:font-size-complex="13pt"/>
    </style:style>
    <style:style style:name="P12" style:family="paragraph" style:parent-style-name="Standard" style:list-style-name="L3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8619a" officeooo:paragraph-rsid="0008619a" style:font-size-asian="13pt" style:font-size-complex="13pt"/>
    </style:style>
    <style:style style:name="P13" style:family="paragraph" style:parent-style-name="Standard" style:list-style-name="L3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9b59b" officeooo:paragraph-rsid="0009b59b" style:font-size-asian="13pt" style:font-size-complex="13pt"/>
    </style:style>
    <style:style style:name="P14" style:family="paragraph" style:parent-style-name="Standard" style:list-style-name="L3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9ea15" officeooo:paragraph-rsid="0009ea15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9ea15" officeooo:paragraph-rsid="0009ea15" style:font-size-asian="13pt" style:font-size-complex="13pt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officeooo:rsid="000c192e" officeooo:paragraph-rsid="000c192e" style:font-size-asian="13pt" style:font-size-complex="13pt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3pt" style:text-underline-style="solid" style:text-underline-width="auto" style:text-underline-color="font-color" fo:font-weight="bold" officeooo:rsid="00014dd9" officeooo:paragraph-rsid="00014dd9" style:font-size-asian="13pt" style:font-weight-asian="bold" style:font-size-complex="13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3pt" style:text-underline-style="solid" style:text-underline-width="auto" style:text-underline-color="font-color" fo:font-weight="bold" officeooo:rsid="000715dd" officeooo:paragraph-rsid="000715dd" style:font-size-asian="13pt" style:font-weight-asian="bold" style:font-size-complex="13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3pt" style:text-underline-style="solid" style:text-underline-width="auto" style:text-underline-color="font-color" fo:font-weight="bold" officeooo:rsid="000c192e" officeooo:paragraph-rsid="000c192e" style:font-size-asian="13pt" style:font-weight-asian="bold" style:font-size-complex="13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3pt" style:text-underline-style="solid" style:text-underline-width="auto" style:text-underline-color="font-color" fo:font-weight="normal" officeooo:rsid="000ed654" officeooo:paragraph-rsid="000ed654" style:font-size-asian="13pt" style:font-weight-asian="normal" style:font-size-complex="13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3pt" style:text-underline-style="solid" style:text-underline-width="auto" style:text-underline-color="font-color" fo:font-weight="normal" officeooo:rsid="001223a7" officeooo:paragraph-rsid="001223a7" style:font-size-asian="13pt" style:font-weight-asian="normal" style:font-size-complex="13pt" style:font-weight-complex="normal"/>
    </style:style>
    <style:style style:name="P22" style:family="paragraph" style:parent-style-name="Standard" style:list-style-name="L5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bold" officeooo:rsid="0010694d" officeooo:paragraph-rsid="0010694d" style:font-size-asian="13pt" style:font-weight-asian="bold" style:font-size-complex="13pt" style:font-weight-complex="bold"/>
    </style:style>
    <style:style style:name="P23" style:family="paragraph" style:parent-style-name="Standard" style:list-style-name="L6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bold" officeooo:rsid="00136791" officeooo:paragraph-rsid="00136791" style:font-size-asian="13pt" style:font-weight-asian="bold" style:font-size-complex="13pt" style:font-weight-complex="bold"/>
    </style:style>
    <style:style style:name="P24" style:family="paragraph" style:parent-style-name="Standard" style:list-style-name="L4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0c192e" officeooo:paragraph-rsid="000c192e" style:font-size-asian="13pt" style:font-weight-asian="normal" style:font-size-complex="13pt" style:font-weight-complex="normal"/>
    </style:style>
    <style:style style:name="P25" style:family="paragraph" style:parent-style-name="Standard" style:list-style-name="L4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0d92cc" officeooo:paragraph-rsid="000d92cc" style:font-size-asian="13pt" style:font-weight-asian="normal" style:font-size-complex="13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0d92cc" officeooo:paragraph-rsid="000d92cc" style:font-size-asian="13pt" style:font-weight-asian="normal" style:font-size-complex="13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0ed654" officeooo:paragraph-rsid="000ed654" style:font-size-asian="13pt" style:font-weight-asian="normal" style:font-size-complex="13pt" style:font-weight-complex="normal"/>
    </style:style>
    <style:style style:name="P28" style:family="paragraph" style:parent-style-name="Standard" style:list-style-name="L5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0ed654" officeooo:paragraph-rsid="000ed654" style:font-size-asian="13pt" style:font-weight-asian="normal" style:font-size-complex="13pt" style:font-weight-complex="normal"/>
    </style:style>
    <style:style style:name="P29" style:family="paragraph" style:parent-style-name="Standard" style:list-style-name="L5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10694d" officeooo:paragraph-rsid="0010694d" style:font-size-asian="13pt" style:font-weight-asian="normal" style:font-size-complex="13pt" style:font-weight-complex="normal"/>
    </style:style>
    <style:style style:name="P30" style:family="paragraph" style:parent-style-name="Standard" style:list-style-name="L3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10694d" officeooo:paragraph-rsid="0010694d" style:font-size-asian="13pt" style:font-weight-asian="normal" style:font-size-complex="13pt" style:font-weight-complex="normal"/>
    </style:style>
    <style:style style:name="P31" style:family="paragraph" style:parent-style-name="Standard" style:list-style-name="L5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11631c" officeooo:paragraph-rsid="0011631c" style:font-size-asian="13pt" style:font-weight-asian="normal" style:font-size-complex="13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11631c" officeooo:paragraph-rsid="0011631c" style:font-size-asian="13pt" style:font-weight-asian="normal" style:font-size-complex="13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1223a7" officeooo:paragraph-rsid="001223a7" style:font-size-asian="13pt" style:font-weight-asian="normal" style:font-size-complex="13pt" style:font-weight-complex="normal"/>
    </style:style>
    <style:style style:name="P34" style:family="paragraph" style:parent-style-name="Standard" style:list-style-name="L6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136791" officeooo:paragraph-rsid="00136791" style:font-size-asian="13pt" style:font-weight-asian="normal" style:font-size-complex="13pt" style:font-weight-complex="normal"/>
    </style:style>
    <style:style style:name="P35" style:family="paragraph" style:parent-style-name="Standard" style:list-style-name="L6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142cd5" officeooo:paragraph-rsid="00142cd5" style:font-size-asian="13pt" style:font-weight-asian="normal" style:font-size-complex="13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weight="normal" officeooo:rsid="00142cd5" officeooo:paragraph-rsid="00142cd5" style:font-size-asian="13pt" style:font-weight-asian="normal" style:font-size-complex="13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style:font-name="Times New Roman" fo:font-size="13pt" fo:font-style="italic" officeooo:rsid="0015ce67" officeooo:paragraph-rsid="0015ce67" style:font-size-asian="13pt" style:font-style-asian="italic" style:font-size-complex="13pt" style:font-style-complex="italic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style="italic" fo:font-weight="normal" officeooo:rsid="0015ce67" officeooo:paragraph-rsid="0015ce67" style:font-size-asian="13pt" style:font-style-asian="italic" style:font-weight-asian="normal" style:font-size-complex="13pt" style:font-style-complex="italic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font-size="13pt" fo:font-style="italic" fo:font-weight="normal" officeooo:rsid="00142cd5" officeooo:paragraph-rsid="00142cd5" style:font-size-asian="13pt" style:font-style-asian="italic" style:font-weight-asian="normal" style:font-size-complex="13pt" style:font-style-complex="italic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style:font-name="Times New Roman" fo:font-size="13pt" style:text-underline-style="solid" style:text-underline-width="auto" style:text-underline-color="font-color" officeooo:rsid="00014dd9" officeooo:paragraph-rsid="00014dd9" style:font-size-asian="13pt" style:font-size-complex="13pt"/>
    </style:style>
    <style:style style:name="P41" style:family="paragraph" style:parent-style-name="Footer">
      <style:text-properties fo:font-size="11pt" fo:font-style="italic" officeooo:rsid="0003e541" officeooo:paragraph-rsid="0003e541" style:font-size-asian="11pt" style:font-style-asian="italic" style:font-size-complex="11pt" style:font-style-complex="italic"/>
    </style:style>
    <style:style style:name="T1" style:family="text">
      <style:text-properties officeooo:rsid="00017e4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7e48" style:font-weight-asian="bold" style:font-weight-complex="bold"/>
    </style:style>
    <style:style style:name="T4" style:family="text">
      <style:text-properties fo:font-weight="bold" officeooo:rsid="0006a612" style:font-weight-asian="bold" style:font-weight-complex="bold"/>
    </style:style>
    <style:style style:name="T5" style:family="text">
      <style:text-properties fo:font-weight="bold" officeooo:rsid="0009b59b" style:font-weight-asian="bold" style:font-weight-complex="bold"/>
    </style:style>
    <style:style style:name="T6" style:family="text">
      <style:text-properties fo:font-weight="bold" officeooo:rsid="0009ea15" style:font-weight-asian="bold" style:font-weight-complex="bold"/>
    </style:style>
    <style:style style:name="T7" style:family="text">
      <style:text-properties fo:font-weight="bold" officeooo:rsid="00022703" style:font-weight-asian="bold" style:font-weight-complex="bold"/>
    </style:style>
    <style:style style:name="T8" style:family="text">
      <style:text-properties fo:font-weight="bold" officeooo:rsid="00142cd5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142c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GKUMAN PREDIKSI PROPAGASI</text:p>
      <text:p text:style-name="P1">YE2A – NOVEMBER 2018</text:p>
      <text:p text:style-name="P2"/>
      <text:p text:style-name="P40">Refrensi utama:</text:p>
      <text:list xml:id="list1720254286" text:style-name="L1">
        <text:list-item>
          <text:p text:style-name="P3">Band-Profile.pdf</text:p>
        </text:list-item>
        <text:list-item>
          <text:p text:style-name="P3">Zone-Planner.pdf</text:p>
        </text:list-item>
      </text:list>
      <text:p text:style-name="P4"/>
      <text:p text:style-name="P17">20 M Band</text:p>
      <text:p text:style-name="P4"/>
      <text:list xml:id="list2287723271" text:style-name="L2">
        <text:list-item>
          <text:p text:style-name="P5">High band yang paling banyak membuka <text:span text:style-name="T1">(</text:span><text:span text:style-name="T3">almost always open to somewhere</text:span><text:span text:style-name="T1">)</text:span>.</text:p>
        </text:list-item>
        <text:list-item>
          <text:p text:style-name="P5"><text:span text:style-name="T1">Bukaan paling panjang terjadi ke region Asia, Pasific, Africa, dan Timur Tengah.</text:span></text:p>
        </text:list-item>
        <text:list-item>
          <text:p text:style-name="P6">Bukaan ke <text:span text:style-name="T2">North America (short path)</text:span> terjadi pada <text:span text:style-name="T2">23 UTC – 04 UTC</text:span>.</text:p>
        </text:list-item>
        <text:list-item>
          <text:p text:style-name="P6"><text:span text:style-name="T7">J</text:span><text:span text:style-name="T2">apan ALWAYS OPEN</text:span> antara <text:span text:style-name="T2">23 UTC – 15 UTC.</text:span></text:p>
        </text:list-item>
        <text:list-item>
          <text:p text:style-name="P6">Timur tengah (<text:span text:style-name="T2">middle east</text:span>) open antara <text:span text:style-name="T2">03 UTC – 18 UTC</text:span>.</text:p>
        </text:list-item>
        <text:list-item>
          <text:p text:style-name="P6">Bukaan ke <text:span text:style-name="T2">E</text:span><text:span text:style-name="T4">u</text:span><text:span text:style-name="T2">rop</text:span><text:span text:style-name="T4">e</text:span><text:span text:style-name="T2"> (Zone 14 – 15)</text:span> memuncak pada <text:span text:style-name="T2">10 UTC – 14 UTC (relatively <text:tab/>short opening).</text:span></text:p>
        </text:list-item>
        <text:list-item>
          <text:p text:style-name="P6"><text:span text:style-name="T2">Cari</text:span><text:span text:style-name="T5">b</text:span><text:span text:style-name="T2">bean (Zone 7, 8, &amp; 9, short path)</text:span> memuncak pada <text:span text:style-name="T2">10 UTC &amp; 14 UTC – 15 <text:tab/>UTC.</text:span></text:p>
        </text:list-item>
        <text:list-item>
          <text:p text:style-name="P6"><text:span text:style-name="T2">South America (Zone 9 – 13)</text:span> terjadi pada <text:span text:style-name="T2">23 UTC – 01 UTC &amp; short opening 10 <text:tab/>UTC.</text:span></text:p>
        </text:list-item>
        <text:list-item>
          <text:p text:style-name="P6"><text:span text:style-name="T2">Africa (Zone 33 – 39)</text:span> akan membuka pada <text:span text:style-name="T2">14 UTC – 23 UTC</text:span> dengan peak <text:tab/>pada <text:span text:style-name="T2">15 UTC – 18 UTC.</text:span></text:p>
        </text:list-item>
        <text:list-item>
          <text:p text:style-name="P7">Zone yang hanya membuka pada 20 M Band : Z<text:span text:style-name="T2">one 2 (12 UTC – 17 UTC &amp; 23 <text:tab/>UTC), Zone 5 (13 UTC – 18 UTC &amp; 23 UTC), Zone 8 (11 UTC – 14 UTC), </text:span><text:span text:style-name="T5">dan <text:tab/>Zone 40 (08 UTC – 13 UTC).</text:span></text:p>
        </text:list-item>
        <text:list-item>
          <text:p text:style-name="P9">Baik untuk <text:span text:style-name="T2">RUN</text:span> Station antara <text:span text:style-name="T2">23 UTC – 14 UTC</text:span>.</text:p>
        </text:list-item>
      </text:list>
      <text:p text:style-name="P8"/>
      <text:p text:style-name="P8"/>
      <text:p text:style-name="P37">Note : </text:p>
      <text:p text:style-name="P8"/>
      <text:p text:style-name="P8"/>
      <text:p text:style-name="P18"><text:soft-page-break/>15 M Band</text:p>
      <text:p text:style-name="P10"/>
      <text:list xml:id="list1119984180" text:style-name="L3">
        <text:list-item>
          <text:p text:style-name="P11">Selalu membuka ke suatu tempat <text:span text:style-name="T2">(always open to somewhere) </text:span>antara <text:span text:style-name="T6">23</text:span><text:span text:style-name="T2"> UTC – 17 <text:tab/>UTC.</text:span></text:p>
        </text:list-item>
        <text:list-item>
          <text:p text:style-name="P11">Bukaan ke suatu region hanya sebentar <text:span text:style-name="T2">(short opening)</text:span>.</text:p>
        </text:list-item>
        <text:list-item>
          <text:p text:style-name="P11">Bukaan ke <text:span text:style-name="T2">North America</text:span> hanya sebentar <text:span text:style-name="T2">(short opening) </text:span>antara <text:span text:style-name="T2">00 UTC – 02 <text:tab/>UTC.</text:span></text:p>
        </text:list-item>
        <text:list-item>
          <text:p text:style-name="P11">Terjadi <text:span text:style-name="T2">2x </text:span>bukaan ke <text:span text:style-name="T2">South America (short opening) </text:span>antara <text:span text:style-name="T2">00 UTC – 04 UTC &amp; <text:tab/>11 UTC – 15 UTC. </text:span></text:p>
        </text:list-item>
        <text:list-item>
          <text:p text:style-name="P12"><text:span text:style-name="T2">Japan</text:span> akan membuka antara<text:span text:style-name="T2"> 00 UTC – 01 UTC (very short opening) &amp; 06 UTC – <text:tab/>10 UTC.</text:span></text:p>
        </text:list-item>
        <text:list-item>
          <text:p text:style-name="P12"><text:span text:style-name="T2">Europe (Zone 14 – 15)</text:span> akan membuka antara<text:span text:style-name="T2"> 6 UTC – 12 UTC.</text:span></text:p>
        </text:list-item>
        <text:list-item>
          <text:p text:style-name="P12">Timur tengah <text:span text:style-name="T2">(middle east, Zone 20 - 21)</text:span> akan membuka antara <text:span text:style-name="T2">05 UTC – 13 UTC.</text:span></text:p>
        </text:list-item>
        <text:list-item>
          <text:p text:style-name="P12">Seluruh <text:span text:style-name="T2">Africa (Zone 33 – 39) </text:span>akan membuka antara <text:span text:style-name="T2">09 UTC – 17 UTC.</text:span></text:p>
        </text:list-item>
        <text:list-item>
          <text:p text:style-name="P13"><text:span text:style-name="T2">Caribbean (Zone 7 – 9)</text:span> akan membuka antara 1<text:span text:style-name="T2">1 UTC – 17 UTC &amp; 23 UTC</text:span> dengan <text:span text:style-name="T2">peak</text:span> pada <text:span text:style-name="T2">14 UTC – 15 UTC.</text:span></text:p>
        </text:list-item>
        <text:list-item>
          <text:p text:style-name="P30">Zone yang hanya membuka di 15 m band : <text:span text:style-name="T2">Zone 13 (00 UTC – 03 UTC &amp; 11 UTC <text:tab/>– 14 UTC).</text:span></text:p>
        </text:list-item>
        <text:list-item>
          <text:p text:style-name="P14">15 m band baik untuk <text:span text:style-name="T2">RUN </text:span>Station antara <text:span text:style-name="T2">23 UTC – 14 UTC.</text:span></text:p>
        </text:list-item>
        <text:list-item>
          <text:p text:style-name="P14">Karena hanya terjadi short opening, operator harus <text:span text:style-name="T2">High Speed.</text:span></text:p>
        </text:list-item>
      </text:list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38">Note :</text:p>
      <text:p text:style-name="P15"><text:span text:style-name="T2"/></text:p>
      <text:p text:style-name="P15"><text:span text:style-name="T2"/></text:p>
      <text:p text:style-name="P19"><text:soft-page-break/>10 M Band</text:p>
      <text:p text:style-name="P16"><text:span text:style-name="T2"/></text:p>
      <text:list xml:id="list4027417973" text:style-name="L4">
        <text:list-item>
          <text:p text:style-name="P24">10 m band jarang membuka dan sangat sebentar <text:span text:style-name="T2">(rare &amp; very short opening).</text:span></text:p>
        </text:list-item>
        <text:list-item>
          <text:p text:style-name="P24"><text:span text:style-name="T2">North America</text:span> tidak membuka <text:span text:style-name="T2">(CLOSED).</text:span></text:p>
        </text:list-item>
        <text:list-item>
          <text:p text:style-name="P24"><text:span text:style-name="T2">Europe</text:span> tidak membuka <text:span text:style-name="T2">(CLOSED).</text:span></text:p>
        </text:list-item>
        <text:list-item>
          <text:p text:style-name="P24"><text:span text:style-name="T2">Japan</text:span> hanya membuka selama 1 jam ! <text:span text:style-name="T2">(very short opening 08 UTC).</text:span></text:p>
        </text:list-item>
        <text:list-item>
          <text:p text:style-name="P24">Timur tengah <text:span text:style-name="T2">(middle east)</text:span> membuka antara <text:span text:style-name="T2">08 UTC – 12 UTC.</text:span></text:p>
        </text:list-item>
        <text:list-item>
          <text:p text:style-name="P24"><text:span text:style-name="T2">Caribbean (Zone 9) OPEN</text:span> selama 4 jam <text:span text:style-name="T2">(11 UTC – 14 UTC).</text:span></text:p>
        </text:list-item>
        <text:list-item>
          <text:p text:style-name="P24"><text:span text:style-name="T2">Africa (Zone 33 – 39)</text:span> membuka secara <text:span text:style-name="T2">sporadic</text:span> antara <text:span text:style-name="T2">(8 UTC – 14 UTC).</text:span></text:p>
        </text:list-item>
        <text:list-item>
          <text:p text:style-name="P25">10 m band cocok sebagai band <text:span text:style-name="T2">MULT</text:span> namun harus <text:span text:style-name="T2">RUN</text:span> ke arah <text:span text:style-name="T2">Japan</text:span> pada <text:span text:style-name="T2">08 <text:tab/>UTC (very short opening).</text:span></text:p>
        </text:list-item>
      </text:list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38">Note :</text:p>
      <text:p text:style-name="P26"><text:span text:style-name="T2"/></text:p>
      <text:p text:style-name="P26"><text:span text:style-name="T2"/></text:p>
      <text:p text:style-name="P20"><text:soft-page-break/><text:span text:style-name="T2">40 M Band</text:span></text:p>
      <text:p text:style-name="P27"><text:span text:style-name="T2"/></text:p>
      <text:list xml:id="list1771049948" text:style-name="L5">
        <text:list-item>
          <text:p text:style-name="P28">40 m band selalu membuka ke suatu tempat <text:span text:style-name="T2">(always open to somewhere)</text:span> antara <text:span text:style-name="T2">10 <text:tab/>UTC – 00 UTC). </text:span></text:p>
        </text:list-item>
        <text:list-item>
          <text:p text:style-name="P28"><text:span text:style-name="T2">North America (Zone 1, 3, 4, &amp; 6)</text:span> membuka <text:span text:style-name="T2">(strong opening)</text:span> antara <text:span text:style-name="T2">10 UTC – 16 <text:tab/>UTC.</text:span></text:p>
        </text:list-item>
        <text:list-item>
          <text:p text:style-name="P28">N<text:span text:style-name="T2">orth America Zone 2 &amp; 5</text:span> membuka secara lemah <text:span text:style-name="T2">(weak opening)</text:span> pada <text:span text:style-name="T2">10 UTC <text:tab/>– 13 UTC &amp; 21 UTC. </text:span></text:p>
        </text:list-item>
        <text:list-item>
          <text:p text:style-name="P29"><text:span text:style-name="T2">Europe (Zone 14 &amp; 15)</text:span> membuka namun dengan kuat sinyal yang rendah <text:span text:style-name="T2">(low <text:tab/>signal level)</text:span> antara <text:span text:style-name="T2">14 UTC – 01 UTC.</text:span></text:p>
        </text:list-item>
        <text:list-item>
          <text:p text:style-name="P29"><text:span text:style-name="T2">South America &amp; Caribbean (Zone 8 – 11)</text:span> mengalami <text:span text:style-name="T2">peak</text:span> pada <text:span text:style-name="T2">21 UTC – 23 <text:tab/>UTC.</text:span></text:p>
        </text:list-item>
        <text:list-item>
          <text:p text:style-name="P22">Zone 12 &amp; 13 CLOSED.</text:p>
        </text:list-item>
        <text:list-item>
          <text:p text:style-name="P29"><text:span text:style-name="T2">Africa (Zone 33 – 39)</text:span> memuncak <text:span text:style-name="T2">(peak)</text:span> pada <text:span text:style-name="T2">18 UTC – 00 UTC.</text:span></text:p>
        </text:list-item>
        <text:list-item>
          <text:p text:style-name="P31">40 m band cocok digunakan sebagai <text:span text:style-name="T2">RUN</text:span> Station pada <text:span text:style-name="T2">09 UTC – 00 UTC.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38">Note :</text:p>
      <text:p text:style-name="P26"><text:span text:style-name="T2"/></text:p>
      <text:p text:style-name="P26"><text:span text:style-name="T2"/></text:p>
      <text:p text:style-name="P21"><text:soft-page-break/><text:span text:style-name="T2">80 M Band</text:span></text:p>
      <text:p text:style-name="P33"><text:span text:style-name="T2"/></text:p>
      <text:list xml:id="list1433727933" text:style-name="L6">
        <text:list-item>
          <text:p text:style-name="P34">Hanya membuka secara kuat ke <text:span text:style-name="T2">Asia, Pacific, &amp; South Africa.</text:span></text:p>
        </text:list-item>
        <text:list-item>
          <text:p text:style-name="P23">Zone 2, 5, 7 – 13 CLOSED.</text:p>
        </text:list-item>
        <text:list-item>
          <text:p text:style-name="P34"><text:span text:style-name="T2">North America (Zone 1, 3, &amp; 4)</text:span> membuka secara lemah <text:span text:style-name="T8">(weak opening)</text:span><text:span text:style-name="T11"> </text:span>pada <text:span text:style-name="T2">12 <text:tab/>UTC – 15 UTC.</text:span></text:p>
        </text:list-item>
        <text:list-item>
          <text:p text:style-name="P34"><text:span text:style-name="T2">Japan ALWAYS OPEN</text:span> pada <text:span text:style-name="T2">13 UTC – 20 UTC.</text:span></text:p>
        </text:list-item>
        <text:list-item>
          <text:p text:style-name="P34"><text:span text:style-name="T2">Pacific </text:span>membuka pada <text:span text:style-name="T2">11 UTC – 16 UTC.</text:span></text:p>
        </text:list-item>
        <text:list-item>
          <text:p text:style-name="P34"><text:span text:style-name="T2">Zone 16 – 19</text:span> membuka pada <text:span text:style-name="T2">12 UTC – 20 UTC.</text:span></text:p>
        </text:list-item>
        <text:list-item>
          <text:p text:style-name="P34"><text:span text:style-name="T2">Europe</text:span> akan membuka pada <text:span text:style-name="T2">16 UTC – 22 UTC</text:span> dengan kuat sinyal yang sangat <text:tab/>lemah <text:span text:style-name="T2">(very weak signal level).</text:span></text:p>
        </text:list-item>
        <text:list-item>
          <text:p text:style-name="P35"><text:span text:style-name="T2">80 m</text:span> band cocok sebagai band <text:span text:style-name="T2">MULT</text:span> namun <text:s/>harus <text:span text:style-name="T2">RUN</text:span> pada <text:span text:style-name="T2">16 UTC – 22 UTC</text:span> <text:tab/>untuk menjaring <text:span text:style-name="T2">Europe &amp; Africa.</text:span></text:p>
        </text:list-item>
      </text:list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8">Note :</text:p>
      <text:p text:style-name="P39"/>
      <text:p text:style-name="P3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1pt" fo:font-style="italic" officeooo:rsid="0003e541" officeooo:paragraph-rsid="0003e541" style:font-size-asian="11pt" style:font-style-asian="italic" style:font-size-complex="11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0:19:11.607174925</meta:creation-date>
    <dc:date>2018-11-14T22:09:51.182705200</dc:date>
    <meta:editing-duration>PT1H15M49S</meta:editing-duration>
    <meta:editing-cycles>21</meta:editing-cycles>
    <meta:generator>LibreOffice/6.0.5.2$Linux_X86_64 LibreOffice_project/00m0$Build-2</meta:generator>
    <meta:document-statistic meta:table-count="0" meta:image-count="0" meta:object-count="0" meta:page-count="5" meta:paragraph-count="63" meta:word-count="720" meta:character-count="3636" meta:non-whitespace-character-count="2948"/>
  </office:meta>
</office:document-meta>
</file>